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text-properties style:font-name="Times New Roman" fo:font-size="12pt" style:text-underline-style="solid" style:text-underline-width="auto" style:text-underline-color="font-color" fo:font-weight="bold" officeooo:paragraph-rsid="00361c3a" fo:background-color="#ffff00" style:font-size-asian="12pt" style:font-weight-asian="bold" style:font-size-complex="12pt" style:font-weight-complex="bold"/>
    </style:style>
    <style:style style:name="P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officeooo:rsid="00272c78" officeooo:paragraph-rsid="00272c78" style:font-size-asian="12pt" style:font-size-complex="12pt"/>
    </style:style>
    <style:style style:name="P7" style:family="paragraph" style:parent-style-name="Table_20_Contents">
      <style:text-properties style:font-name="Times New Roman" fo:font-size="12pt" officeooo:rsid="003033cd" officeooo:paragraph-rsid="003033cd" style:font-size-asian="12pt" style:font-size-complex="12pt"/>
    </style:style>
    <style:style style:name="P8" style:family="paragraph" style:parent-style-name="Table_20_Contents">
      <style:text-properties style:font-name="Times New Roman" fo:font-size="12pt" officeooo:rsid="00314950" officeooo:paragraph-rsid="00314950" style:font-size-asian="12pt" style:font-size-complex="12pt"/>
    </style:style>
    <style:style style:name="P9" style:family="paragraph" style:parent-style-name="Table_20_Contents">
      <style:text-properties style:font-name="Times New Roman" fo:font-size="12pt" officeooo:rsid="0032626c" officeooo:paragraph-rsid="0032626c" style:font-size-asian="12pt" style:font-size-complex="12pt"/>
    </style:style>
    <style:style style:name="P10" style:family="paragraph" style:parent-style-name="Table_20_Contents">
      <style:text-properties style:font-name="Times New Roman" fo:font-size="12pt" officeooo:rsid="00433eca" officeooo:paragraph-rsid="00433eca" style:font-size-asian="12pt" style:font-size-complex="12pt"/>
    </style:style>
    <style:style style:name="P11" style:family="paragraph" style:parent-style-name="Table_20_Contents">
      <style:text-properties style:font-name="Times New Roman" fo:font-size="12pt" officeooo:rsid="00438acd" officeooo:paragraph-rsid="00438acd" style:font-size-asian="12pt" style:font-size-complex="12pt"/>
    </style:style>
    <style:style style:name="P12" style:family="paragraph" style:parent-style-name="Table_20_Contents">
      <style:text-properties style:font-name="Times New Roman" fo:font-size="12pt" officeooo:rsid="004439f3" officeooo:paragraph-rsid="004439f3" style:font-size-asian="12pt" style:font-size-complex="12pt"/>
    </style:style>
    <style:style style:name="P13" style:family="paragraph" style:parent-style-name="Table_20_Contents">
      <style:text-properties style:font-name="Times New Roman" fo:font-size="12pt" officeooo:rsid="0045598d" officeooo:paragraph-rsid="0045598d" style:font-size-asian="12pt" style:font-size-complex="12pt"/>
    </style:style>
    <style:style style:name="P14" style:family="paragraph" style:parent-style-name="Table_20_Contents">
      <style:text-properties style:font-name="Times New Roman" fo:font-size="12pt" officeooo:rsid="004dadbc" officeooo:paragraph-rsid="004dadbc" style:font-size-asian="12pt" style:font-size-complex="12pt"/>
    </style:style>
    <style:style style:name="P15" style:family="paragraph" style:parent-style-name="Table_20_Contents">
      <style:text-properties style:font-name="Times New Roman" fo:font-size="12pt" officeooo:rsid="0051f8c7" officeooo:paragraph-rsid="0051f8c7" style:font-size-asian="12pt" style:font-size-complex="12pt"/>
    </style:style>
    <style:style style:name="P16" style:family="paragraph" style:parent-style-name="Text_20_body">
      <style:text-properties style:text-underline-style="solid" style:text-underline-width="auto" style:text-underline-color="font-color" officeooo:paragraph-rsid="003c4beb"/>
    </style:style>
    <style:style style:name="P17" style:family="paragraph" style:parent-style-name="Text_20_body">
      <style:text-properties fo:background-color="transparent"/>
    </style:style>
    <style:style style:name="P18"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19"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0"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1"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Text_20_body">
      <style:text-properties style:font-name="Times New Roman" fo:font-size="12pt" style:text-underline-style="solid" style:text-underline-width="auto" style:text-underline-color="font-color" fo:font-weight="normal" officeooo:rsid="000c652b" officeooo:paragraph-rsid="000c652b" fo:background-color="#ffff00" style:font-size-asian="12pt" style:font-weight-asian="normal" style:font-size-complex="12pt" style:font-weight-complex="normal"/>
    </style:style>
    <style:style style:name="P23" style:family="paragraph" style:parent-style-name="Text_20_body">
      <style:text-properties style:font-name="Times New Roman" fo:font-size="12pt" style:text-underline-style="solid" style:text-underline-width="auto" style:text-underline-color="font-color" fo:font-weight="normal" officeooo:rsid="000f8d19" officeooo:paragraph-rsid="000f8d19" fo:background-color="#ffff00" style:font-size-asian="12pt" style:font-weight-asian="normal" style:font-size-complex="12pt" style:font-weight-complex="normal"/>
    </style:style>
    <style:style style:name="P24" style:family="paragraph" style:parent-style-name="Text_20_body">
      <style:text-properties style:font-name="Times New Roman" fo:font-size="12pt" style:text-underline-style="solid" style:text-underline-width="auto" style:text-underline-color="font-color" fo:font-weight="normal" officeooo:rsid="0010d03b" officeooo:paragraph-rsid="0010d03b" fo:background-color="#ffff00" style:font-size-asian="12pt" style:font-weight-asian="normal" style:font-size-complex="12pt" style:font-weight-complex="normal"/>
    </style:style>
    <style:style style:name="P25"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00" style:font-size-asian="12pt" style:font-weight-asian="normal" style:font-size-complex="12pt" style:font-weight-complex="normal"/>
    </style:style>
    <style:style style:name="P26" style:family="paragraph" style:parent-style-name="Text_20_body">
      <style:text-properties style:font-name="Times New Roman" fo:font-size="12pt" style:text-underline-style="solid" style:text-underline-width="auto" style:text-underline-color="font-color" fo:font-weight="normal" officeooo:rsid="0010d03b" officeooo:paragraph-rsid="002117cd" fo:background-color="#ffff00" style:font-size-asian="12pt" style:font-weight-asian="normal" style:font-size-complex="12pt" style:font-weight-complex="normal"/>
    </style:style>
    <style:style style:name="P27" style:family="paragraph" style:parent-style-name="Text_20_body">
      <style:text-properties style:font-name="Times New Roman" fo:font-size="12pt" style:text-underline-style="solid" style:text-underline-width="auto" style:text-underline-color="font-color" fo:font-weight="normal" officeooo:rsid="0022ceb0" officeooo:paragraph-rsid="0022ceb0" fo:background-color="#ffff00" style:font-size-asian="12pt" style:font-weight-asian="normal" style:font-size-complex="12pt" style:font-weight-complex="normal"/>
    </style:style>
    <style:style style:name="P28" style:family="paragraph" style:parent-style-name="Text_20_body">
      <style:text-properties style:font-name="Times New Roman" fo:font-size="12pt" officeooo:rsid="00498cdd" officeooo:paragraph-rsid="00498cdd" style:font-size-asian="12pt" style:font-size-complex="12pt"/>
    </style:style>
    <style:style style:name="P29" style:family="paragraph" style:parent-style-name="Text_20_body">
      <style:text-properties officeooo:paragraph-rsid="003a5cc3"/>
    </style:style>
    <style:style style:name="T1" style:family="text">
      <style:text-properties fo:font-style="italic"/>
    </style:style>
    <style:style style:name="T2" style:family="text">
      <style:text-properties style:text-underline-style="solid" style:text-underline-width="auto" style:text-underline-color="font-color" fo:font-weight="normal" officeooo:rsid="000c652b" fo:background-color="#ffffff" loext:char-shading-value="0" style:font-weight-asian="normal" style:font-weight-complex="normal"/>
    </style:style>
    <style:style style:name="T3"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4" style:family="text">
      <style:text-properties fo:background-color="#ffffff" loext:char-shading-value="0"/>
    </style:style>
    <style:style style:name="T5"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Times New Roman" fo:font-size="12pt" style:text-underline-style="solid" style:text-underline-width="auto" style:text-underline-color="font-color" fo:font-weight="normal" officeooo:rsid="003a5cc3" fo:background-color="#ffffff" loext:char-shading-value="0" style:font-size-asian="12pt" style:font-weight-asian="normal" style:font-size-complex="12pt" style:font-weight-complex="normal"/>
    </style:style>
    <style:style style:name="T8"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9"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3a5cc3" fo:background-color="transparent" loext:char-shading-value="0" style:font-size-asian="12pt" style:font-weight-asian="normal" style:font-size-complex="12pt" style:font-weight-complex="normal"/>
    </style:style>
    <style:style style:name="T12" style:family="text">
      <style:text-properties style:font-name="Times New Roman" fo:font-size="12pt" fo:font-weight="bold" officeooo:rsid="003a5cc3" fo:background-color="#ffff00" loext:char-shading-value="0" style:font-size-asian="12pt" style:font-weight-asian="bold" style:font-size-complex="12pt" style:font-weight-complex="bold"/>
    </style:style>
    <style:style style:name="T13" style:family="text">
      <style:text-properties officeooo:rsid="00272c78"/>
    </style:style>
    <style:style style:name="T14" style:family="text">
      <style:text-properties officeooo:rsid="0047c0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18">The <text:span text:style-name="T1">Research-Worthy Problem Summary</text:span> section should include 500-words scholarly argumentation (learn what it is and how to make one in the resources above!) related to a well recognized (but not fully addressed) or emerging research-worthy problem in the context of information security, Cybersecurity Management, or cybersecurity. Start with a solid 'Statement of the Problem' that is backed by one to three solid peer-reviewed *journal* articles, followed by detailed argumentation sentences that further delineates the viability, magnitude, and impact of the problem, along with arguments for the benefits in *addressing* that research-worthy problem. Ensure all claims in this section are backed by solid peer-reviewed *journal* articles. You may incorporate one or two quote(s), especially as you introduce/define a concept or term that will be key to the discussion. Ensure quotes are taken from solid peer-reviewed *journal* articles and cited properly per APA. Excessive quotations are prohibited! </text:p>
      <text:h text:style-name="P2" text:outline-level="2">Research-Worthy Problem Summary</text:h>
      <text:p text:style-name="P16"><text:span text:style-name="T12">Statement of problem :</text:span></text:p>
      <text:p text:style-name="P16"><text:span text:style-name="T11">T</text:span><text:span text:style-name="T9">he problem is modern Blockchain technology </text:span><text:span text:style-name="T10">naturally manifests centralization.</text:span></text:p>
      <text:p text:style-name="P23"><text:span text:style-name="T4">Three sources ….</text:span></text:p>
      <text:p text:style-name="P29"><text:span text:style-name="T7">what are the benefits of addressing this….</text:span></text:p>
      <text:p text:style-name="P28"><text:span text:style-name="T2">C</text:span><text:span text:style-name="T3">an automate financial transactions</text:span></text:p>
      <text:p text:style-name="P28"><text:span text:style-name="T3">Hashes will be broken one day.</text:span></text:p>
      <text:p text:style-name="P28"><text:span text:style-name="T3">Thuroput is not adequate for daily use.</text:span></text:p>
      <text:p text:style-name="P22"><text:span text:style-name="T4">51% rule…</text:span></text:p>
      <text:p text:style-name="P22"><text:span text:style-name="T4">Ethereum most apps are using Infura on AWS.</text:span></text:p>
      <text:p text:style-name="P22"><text:span text:style-name="T4">Rolebacks happened in the past on ETH... </text:span></text:p>
      <text:p text:style-name="P24"><text:span text:style-name="T4"><text:s/></text:span></text:p>
      <text:p text:style-name="P24"><text:span text:style-name="T4"/></text:p>
      <text:p text:style-name="P26"><text:span text:style-name="T4"><text:line-break/></text:span></text:p>
      <text:p text:style-name="P25"/>
      <text:p text:style-name="P25"/>
      <table:table table:name="Table2" table:style-name="Table2">
        <table:table-column table:style-name="Table2.A" table:number-columns-repeated="6"/>
        <table:table-row table:style-name="TableLine94247677968384">
          <table:table-cell table:style-name="Table2.A1" office:value-type="string">
            <text:p text:style-name="P5"/>
          </table:table-cell>
          <table:table-cell table:style-name="Table2.A1" office:value-type="string">
            <text:p text:style-name="P5"><text:s/><text:span text:style-name="T13">Concept1</text:span></text:p>
            <text:p text:style-name="P5"/>
            <text:p text:style-name="P7">Why do people buy NFTs? Emotional <text:soft-page-break/>value?</text:p>
            <text:p text:style-name="P7">Stick it to the man?</text:p>
            <text:p text:style-name="P8">Personification?</text:p>
          </table:table-cell>
          <table:table-cell table:style-name="Table2.A1" office:value-type="string">
            <text:p text:style-name="P6">Concept 2</text:p>
            <text:p text:style-name="P9">Resiliency of blockchain in a global pandemic ?</text:p>
          </table:table-cell>
          <table:table-cell table:style-name="Table2.A1" office:value-type="string">
            <text:p text:style-name="P6">Concept3</text:p>
            <text:p text:style-name="P9">Escaping/Defining/ Defeating</text:p>
            <text:p text:style-name="P9">the <text:soft-page-break/>manifestation of centralization in block chain technology</text:p>
          </table:table-cell>
          <table:table-cell table:style-name="Table2.A1" office:value-type="string">
            <text:p text:style-name="P9">Concept 4</text:p>
            <text:p text:style-name="P9">Developer support / who manages block chain?</text:p>
          </table:table-cell>
          <table:table-cell table:style-name="Table2.F1" office:value-type="string">
            <text:p text:style-name="P10">Concept 5</text:p>
            <text:p text:style-name="P11">Tackling latencey.</text:p>
          </table:table-cell>
        </table:table-row>
        <table:table-row table:style-name="TableLine94247677968384">
          <table:table-cell table:style-name="Table2.A2" office:value-type="string">
            <text:p text:style-name="P6">Journal 1</text:p>
            <text:p text:style-name="P12">Blockchain </text:p>
            <text:p text:style-name="P12">Visualization</text:p>
          </table:table-cell>
          <table:table-cell table:style-name="Table2.A2" office:value-type="string">
            <text:p text:style-name="P5"/>
          </table:table-cell>
          <table:table-cell table:style-name="Table2.A2" office:value-type="string">
            <text:p text:style-name="P12">Longest chain rule <text:span text:style-name="T14">will apply as latency persists</text:span></text:p>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13">Latency can cause side chains</text:p>
          </table:table-cell>
        </table:table-row>
        <table:table-row table:style-name="TableLine94247677968384">
          <table:table-cell table:style-name="Table2.A2" office:value-type="string">
            <text:p text:style-name="P6">Journal 2</text:p>
            <text:p text:style-name="P6">C OMMITTABLE </text:p>
          </table:table-cell>
          <table:table-cell table:style-name="Table2.A2" office:value-type="string">
            <text:p text:style-name="P15">Can represent a share of digital escrow account.</text:p>
          </table:table-cell>
          <table:table-cell table:style-name="Table2.A2" office:value-type="string">
            <text:p text:style-name="P5"/>
          </table:table-cell>
          <table:table-cell table:style-name="Table2.A2" office:value-type="string">
            <text:p text:style-name="P14">Centralized on github</text:p>
          </table:table-cell>
          <table:table-cell table:style-name="Table2.A2" office:value-type="string">
            <text:p text:style-name="P14">Github/ incentivize with commitable coin</text:p>
          </table:table-cell>
          <table:table-cell table:style-name="Table2.F2" office:value-type="string">
            <text:p text:style-name="P5"/>
          </table:table-cell>
        </table:table-row>
        <table:table-row table:style-name="TableLine94247677968384">
          <table:table-cell table:style-name="Table2.A2" office:value-type="string">
            <text:p text:style-name="P6">Journal 3</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
          </table:table-cell>
        </table:table-row>
      </table:table>
      <text:p text:style-name="P25"><text:span text:style-name="T4"/></text:p>
      <text:p text:style-name="P25"><text:span text:style-name="T4"/></text:p>
      <text:p text:style-name="P25"><text:span text:style-name="T4"/></text:p>
      <text:p text:style-name="P25"><text:span text:style-name="T4"/></text:p>
      <text:p text:style-name="P27"><text:span text:style-name="T4"/></text:p>
      <text:h text:style-name="P1" text:outline-level="2">Theory Summary</text:h>
      <text:p text:style-name="P18">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18"/>
      <text:p text:style-name="P20">My theory is…</text:p>
      <text:p text:style-name="P20"><text:s/>reference 5 studies that refrence that theory relatively.</text:p>
      <text:p text:style-name="P20">How does that apply to risk managamnet and cybersecurity…..</text:p>
      <text:p text:style-name="P20"/>
      <text:p text:style-name="P21"/>
      <text:h text:style-name="P1" text:outline-level="2">Literature Summary Table</text:h>
      <text:p text:style-name="P18">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19"><text:soft-page-break/>Table 1. Literature Summary Table for [<text:span text:style-name="T1">Topic Here</text:span>]</text:p>
      <text:p text:style-name="P3"><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247630617072">
          <table:table-cell table:style-name="Table1.A1" office:value-type="string">
            <text:p text:style-name="P4">Article/Study:   </text:p>
          </table:table-cell>
          <table:table-cell table:style-name="Table1.A1" office:value-type="string">
            <text:p text:style-name="P4">Description of the Problem</text:p>
          </table:table-cell>
          <table:table-cell table:style-name="Table1.A1" office:value-type="string">
            <text:p text:style-name="P4">Methodology   </text:p>
          </table:table-cell>
          <table:table-cell table:style-name="Table1.A1" office:value-type="string">
            <text:p text:style-name="P4">Sample   </text:p>
          </table:table-cell>
          <table:table-cell table:style-name="Table1.A1" office:value-type="string">
            <text:p text:style-name="P4">Instrument   </text:p>
          </table:table-cell>
          <table:table-cell table:style-name="Table1.A1" office:value-type="string">
            <text:p text:style-name="P4">Main findings or Contributions</text:p>
          </table:table-cell>
        </table:table-row>
        <table:table-row table:style-name="TableLine94247630617072">
          <table:table-cell table:style-name="Table1.A1" office:value-type="string">
            <text:p text:style-name="P4">Carlton et al. (2019)</text:p>
          </table:table-cell>
          <table:table-cell table:style-name="Table1.A1" office:value-type="string">
            <text:p text:style-name="P4">Low cybersecurity skills of non-IT professionals causing significant volume of cyber incidents. While information Security Education, Training, and Awareness (SETA) are provided to employees in most organizations, most are ineffective and employees still fall for social engineering attacks.</text:p>
          </table:table-cell>
          <table:table-cell table:style-name="Table1.A1" office:value-type="string">
            <text:p text:style-name="P4">Empirical Investigation</text:p>
          </table:table-cell>
          <table:table-cell table:style-name="Table1.A1" office:value-type="string">
            <text:p text:style-name="P4">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4">An SMEs' validated iPad Application (prototype tool) to measures non-IT professionals' cybersecurity skills based on user performance with scenarios.</text:p>
          </table:table-cell>
          <table:table-cell table:style-name="Table1.A1" office:value-type="string">
            <text:p text:style-name="P4">A validated tool to measure cybersecurity skills for non-IT professionals in the context of organizations. SETA programs are not enough in 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247630617072">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row>
      </table:table>
      <text:h text:style-name="P1" text:outline-level="2">References</text:h>
      <text:p text:style-name="Text_20_body"><text:span text:style-name="T5">The </text:span><text:span text:style-name="T8">References</text:span><text:span text:style-name="T5">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5">IIAKM</text:span></text:a><text:span text:style-name="T5">).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Text_20_body"><text:span text:style-name="T5"/></text:p>
      <text:p text:style-name="P17"><text:span text:style-name="T6">ArtChain: Blockchain-Enabled Platform for Art Marketplace</text:span></text:p>
      <text:p text:style-name="P17"><text:span text:style-name="T6">Date Added to IEEE Xplore: 02 January 2020</text:span></text:p>
      <text:p text:style-name="P17"><text:span text:style-name="T6">ISBN Information:</text:span></text:p>
      <text:p text:style-name="P17"><text:span text:style-name="T6">INSPEC Accession Number: 19246045</text:span></text:p>
      <text:p text:style-name="P17"><text:soft-page-break/><text:span text:style-name="T6">DOI: 10.1109/Blockchain.2019.00068</text:span></text:p>
      <text:p text:style-name="P17"><text:span text:style-name="T6"/></text:p>
      <text:p text:style-name="P17"><text:span text:style-name="T6"/></text:p>
      <text:p text:style-name="P17"><text:span text:style-name="T6">Effective Scheme against 51% Attack on Proof-of-Work Blockchain with History Weighted Information</text:span></text:p>
      <text:p text:style-name="P17"><text:span text:style-name="T6">INSPEC Accession Number: 19246019</text:span></text:p>
      <text:p text:style-name="P17"><text:span text:style-name="T6">DOI: 10.1109/Blockchain.2019.00041</text:span></text:p>
      <text:p text:style-name="P17"><text:span text:style-name="T6"/></text:p>
      <text:p text:style-name="P17"><text:span text:style-name="T6">ETH Relay: A Cost-efficient Relay for Ethereum-based Blockchains</text:span></text:p>
      <text:p text:style-name="P17"><text:span text:style-name="T6">https://ieeexplore-ieee-org.ezproxylocal.library.nova.edu/document/9284781</text:span></text:p>
      <text:p text:style-name="P17"><text:span text:style-name="T6">INSPEC Accession Number: 20260591</text:span></text:p>
      <text:p text:style-name="P17"><text:span text:style-name="T6">DOI: 10.1109/Blockchain50366.2020.00032</text:span></text:p>
      <text:p text:style-name="P17"><text:span text:style-name="T6"/></text:p>
      <text:p text:style-name="P17"><text:span text:style-name="T6"/></text:p>
      <text:p text:style-name="P17"><text:span text:style-name="T6">Oyinloye DP, Teh JS, Jamil N, Alawida M. Blockchain Consensus: An Overview of Alternative Protocols. </text:span><text:span text:style-name="Emphasis"><text:span text:style-name="T6">Symmetry</text:span></text:span><text:span text:style-name="T6">. 2021; 13(8):1363. https://doi.org/10.3390/sym13081363 </text:span></text:p>
      <text:p text:style-name="P17"><text:a xlink:type="simple" xlink:href="https://www.mdpi.com/2073-8994/13/8/1363#cite" text:style-name="Internet_20_link" text:visited-style-name="Visited_20_Internet_20_Link"><text:span text:style-name="T6">https://www.mdpi.com/2073-8994/13/8/1363#cite</text:span></text:a></text:p>
      <text:p text:style-name="P17"><text:span text:style-name="T6"/></text:p>
      <text:p text:style-name="P17"><text:span text:style-name="T6">Research and Implementation on the Operation and Transaction System Based on Blockchain Technology for Virtual Power Plant</text:span></text:p>
      <text:p text:style-name="P17"><text:span text:style-name="T6">Date Added to IEEE Xplore: 11 August 2022</text:span></text:p>
      <text:p text:style-name="P17"><text:span text:style-name="T6">ISBN Information:</text:span></text:p>
      <text:p text:style-name="P17"><text:span text:style-name="T6">INSPEC Accession Number: 21972564</text:span></text:p>
      <text:p text:style-name="P17"><text:span text:style-name="T6">DOI: 10.1109/ICBCTIS55569.2022.00046</text:span></text:p>
      <text:p text:style-name="P17"><text:span text:style-name="T6"/></text:p>
      <text:p text:style-name="P17"><text:span text:style-name="T6"/></text:p>
      <text:p text:style-name="P17"><text:span text:style-name="T6"/></text:p>
      <text:p text:style-name="P17"><text:span text:style-name="T6"/></text:p>
      <text:p text:style-name="P17"><text:span text:style-name="T6">L. Ambrosini, M. Piškorec and C. J. Tessone, "Visualization of Blockchain Consensus Degradation," 2022 IEEE International Conference on Blockchain and Cryptocurrency (ICBC), 2022, pp. 1-2, doi: 10.1109/ICBC54727.2022.9805498.</text:span></text:p>
      <text:p text:style-name="P17"><text:soft-page-break/><text:span text:style-name="T6"/></text:p>
      <text:p text:style-name="P17"><text:span text:style-name="T6"/></text:p>
      <text:p text:style-name="P17"><text:span text:style-name="T6">Committable: A Decentralised and Trustless Open-Source Protocol</text:span></text:p>
      <text:p text:style-name="P17"><text:span text:style-name="T6">INSPEC Accession Number: 21844007</text:span></text:p>
      <text:p text:style-name="P17"><text:span text:style-name="T6">DOI: 10.1109/ICBC54727.2022.9805541</text:span></text:p>
      <text:p text:style-name="P17"><text:span text:style-name="T6"/></text:p>
      <text:p text:style-name="P17"><text:span text:style-name="T6"/></text:p>
      <text:p text:style-name="P17"><text:span text:style-name="T6">Zhenyu Chen, Dong Liu, Xingyu Gao, Fangchun Di, Yunhao Huang, Dapeng Li &amp; Jie Zhang. 2020. An efficient operation and maintenance method for power dispatching and control cloud. Power System Protection and Control(14), 175-181. https://doi:10.19783/j.cnki.pspc.190965.</text:span></text:p>
      <text:p text:style-name="P17"><text:span text:style-name="T6"/></text:p>
      <text:p text:style-name="P17"><text:span text:style-name="T6"/></text:p>
      <text:p text:style-name="P17"><text:span text:style-name="T6">Casino, F., Dasaklis, T. K., &amp; Patsakis, C. 2019. A systematic literature review of blockchain-based applications: Current status, classification and open issues. Telematics and informatics, 36, 55-81.</text:span></text:p>
      <text:p text:style-name="P17"><text:span text:style-name="T6"/></text:p>
      <text:p text:style-name="P17"><text:span text:style-name="T6"><text:s text:c="4"/>Y. Yuan and F. Wang, "Towards blockchain-based intelligent transportation systems," 2016 IEEE 19th International Conference on Intelligent Transportation Systems (ITSC), 2016, pp. 2663-2668, doi: 10.1109/ITSC.2016.7795984.</text:span></text:p>
      <text:p text:style-name="Text_20_body"><text:span text:style-name="T5"><text:s text:c="4"/></text:span></text:p>
      <text:p text:style-name="Text_20_body"><text:span text:style-name="T5"><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https://doi-org.ezproxylocal.library.nova.edu/10.1145/3510487.3510508</text:span></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24T23:04:54.795709409</dc:date>
    <meta:editing-duration>P3DT6H56M20S</meta:editing-duration>
    <meta:editing-cycles>42</meta:editing-cycles>
    <meta:generator>LibreOffice/6.4.7.2$Linux_X86_64 LibreOffice_project/40$Build-2</meta:generator>
    <meta:document-statistic meta:table-count="2" meta:image-count="0" meta:object-count="0" meta:page-count="6" meta:paragraph-count="95" meta:word-count="994" meta:character-count="7247" meta:non-whitespace-character-count="6312"/>
  </office:meta>
</office:document-meta>
</file>